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5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erformance of LoadYDA in c++ and Python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Nhistoram</text:p>
          </table:table-cell>
          <table:table-cell table:style-name="ce2" office:value-type="string" calcext:value-type="string">
            <text:p>NtimeChanels</text:p>
          </table:table-cell>
          <table:table-cell table:style-name="ce3" office:value-type="string" calcext:value-type="string" table:number-columns-spanned="2" table:number-rows-spanned="1">
            <text:p>Export time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Histograms</text:p>
          </table:table-cell>
          <table:table-cell table:style-name="ce2" office:value-type="string" calcext:value-type="string">
            <text:p>ws→bocksize</text:p>
          </table:table-cell>
          <table:table-cell table:style-name="ce2" office:value-type="string" calcext:value-type="string">
            <text:p>yaml-cpp</text:p>
          </table:table-cell>
          <table:table-cell table:style-name="ce2" office:value-type="string" calcext:value-type="string">
            <text:p>pyyaml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( 0.170222+ 0.166412)/2" office:value-type="float" office:value="0.168317" calcext:value-type="float">
            <text:p>0.168317</text:p>
          </table:table-cell>
          <table:table-cell table:formula="of:=(1.332357+1.328161)/2" office:value-type="float" office:value="1.330259" calcext:value-type="float">
            <text:p>1.3302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(1.292964+ 1.349431)/2" office:value-type="float" office:value="1.3211975" calcext:value-type="float">
            <text:p>1.3211975</text:p>
          </table:table-cell>
          <table:table-cell table:formula="of:=(12.096129+12.11673)/2" office:value-type="float" office:value="12.1064295" calcext:value-type="float">
            <text:p>12.10642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formula="of:=(2.727714+2.745783)/2" office:value-type="float" office:value="2.7367485" calcext:value-type="float">
            <text:p>2.7367485</text:p>
          </table:table-cell>
          <table:table-cell table:formula="of:=(25.877266+23.856766+24.019955)/3" office:value-type="float" office:value="24.5846623333333" calcext:value-type="float">
            <text:p>24.58466233333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(1.55077+1.487788)/2" office:value-type="float" office:value="1.519279" calcext:value-type="float">
            <text:p>1.519279</text:p>
          </table:table-cell>
          <table:table-cell table:formula="of:=(13.83114+13.604318+13.307781)/3" office:value-type="float" office:value="13.5810796666667" calcext:value-type="float">
            <text:p>13.581079666666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(13.007932+12.862754)/2" office:value-type="float" office:value="12.935343" calcext:value-type="float">
            <text:p>12.935343</text:p>
          </table:table-cell>
          <table:table-cell table:formula="of:=(127.982254+130.837377+129.645111)/3" office:value-type="float" office:value="129.488247333333" calcext:value-type="float">
            <text:p>129.4882473333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(34.539522+24.74286)/2" office:value-type="float" office:value="29.641191" calcext:value-type="float">
            <text:p>29.641191</text:p>
          </table:table-cell>
          <table:table-cell table:formula="of:=(258.750565+259.327827)/2" office:value-type="float" office:value="259.039196" calcext:value-type="float">
            <text:p>259.0391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table:formula="of:=(3.090263+3.017574)/2" office:value-type="float" office:value="3.0539185" calcext:value-type="float">
            <text:p>3.0539185</text:p>
          </table:table-cell>
          <table:table-cell table:formula="of:=(25.784969+28.001206)/2" office:value-type="float" office:value="26.8930875" calcext:value-type="float">
            <text:p>26.89308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(24.392355+24.347033)/2" office:value-type="float" office:value="24.369694" calcext:value-type="float">
            <text:p>24.369694</text:p>
          </table:table-cell>
          <table:table-cell table:formula="of:=(261.104713+263.179312)/2" office:value-type="float" office:value="262.1420125" calcext:value-type="float">
            <text:p>262.1420125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table:formula="of:=+(49.471088+47.594657)/2" office:value-type="float" office:value="48.5328725" calcext:value-type="float">
            <text:p>48.5328725</text:p>
          </table:table-cell>
          <table:table-cell office:value-type="float" office:value="526.675047" calcext:value-type="float">
            <text:p>526.6750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08:15:08.466494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2:22:09.767713644</meta:creation-date>
    <meta:generator>LibreOffice/5.2.2.2$Linux_X86_64 LibreOffice_project/20m0$Build-2</meta:generator>
    <dc:date>2017-03-28T16:32:37.244633863</dc:date>
    <meta:editing-duration>PT39M12S</meta:editing-duration>
    <meta:editing-cycles>5</meta:editing-cycles>
    <meta:document-statistic meta:table-count="1" meta:cell-count="44" meta:object-count="0"/>
  </office:meta>
</office:document-meta>
</file>